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T1" style:family="text">
      <style:text-properties fo:font-size="44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<text:span text:style-name="T1">Redes de Computadores I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Curso Técnico em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omo a Internet chega nas nossas casa?</text:p>
              </text:list-item>
              <text:list-item>
                <text:p>Conceitos básicos</text:p>
              </text:list-item>
              <text:list-item>
                <text:p>Comandos essencia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lguns termos import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Backbone: Interconexão de alta velocidade. Vem do inglês: “espinha dorsal”</text:p>
              </text:list-item>
              <text:list-item>
                <text:p>ISP (Internet Service Provider): Provedor de Internet</text:p>
              </text:list-item>
              <text:list-item>
                <text:p>Última milha: Parte da rede que conecta o ISP à nossa cas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lguns backbones no Brasil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https://slideplayer.com.br/slide/1271529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Livro de referência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“Redes de computadores”, Andrew Tanenbaum</text:p>
              </text:list-item>
              <text:list-item>
                <text:p>Ver slides Tanenbau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or que usamos comandos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São rápidos de executar</text:p>
              </text:list-item>
              <text:list-item>
                <text:p>Mudam menos com o tempo</text:p>
              </text:list-item>
              <text:list-item>
                <text:p>Mais fáceis de automatiz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Abrindo o prompt do Window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Abra o prompt de comando</text:p>
                <text:list>
                  <text:list-item>
                    <text:p>Procure por “prompt” na busca do Windows</text:p>
                    <text:p>ou</text:p>
                  </text:list-item>
                  <text:list-item>
                    <text:p>1º Windows + R</text:p>
                  </text:list-item>
                  <text:list-item>
                    <text:p>2º Na caixa que irá aparecer digite “cmd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Comandos essenciai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ipconfig (mostra configurações de rede)</text:p>
              </text:list-item>
              <text:list-item>
                <text:p>ping (testa conexão) PAREI AQUI</text:p>
              </text:list-item>
              <text:list-item>
                <text:p>nslookup (Converte nomes em IP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“Status das redes globais e brasileiras”</text:p>
                <text:list>
                  <text:list-item>
                    <text:p>https://slideplayer.com.br/slide/1271529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8T15:59:39.233384427</meta:creation-date>
    <meta:editing-duration>PT9H13M41S</meta:editing-duration>
    <meta:editing-cycles>43</meta:editing-cycles>
    <meta:generator>LibreOffice/7.3.7.2$Linux_X86_64 LibreOffice_project/30$Build-2</meta:generator>
    <dc:title>Impress</dc:title>
    <dc:date>2024-03-27T20:22:31.615037545</dc:date>
    <meta:document-statistic meta:object-count="70"/>
  </office:meta>
</office:document-meta>
</file>